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Monaco, Consolas, 'Courier New', monospace"/>
    <style:font-face style:name="OpenSymbol" svg:font-family="OpenSymbol"/>
    <style:font-face style:name="system-ui" svg:font-family="system-ui, 'Helvetica Neue',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826in"/>
    </style:style>
    <style:style style:name="Table1.B" style:family="table-column">
      <style:table-column-properties style:column-width="2.0889in"/>
    </style:style>
    <style:style style:name="Table1.C" style:family="table-column">
      <style:table-column-properties style:column-width="0.5056in"/>
    </style:style>
    <style:style style:name="Table1.D" style:family="table-column">
      <style:table-column-properties style:column-width="3.5479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0.8896in"/>
    </style:style>
    <style:style style:name="Table2.B" style:family="table-column">
      <style:table-column-properties style:column-width="6.0354in"/>
    </style:style>
    <style:style style:name="Table2.A1" style:family="table-cell">
      <style:table-cell-properties style:vertical-align="middle" fo:background-color="#f9f9f9" fo:padding="0.0194in" fo:border="none">
        <style:background-image/>
      </style:table-cell-properties>
    </style:style>
    <style:style style:name="Table2.A2" style:family="table-cell">
      <style:table-cell-properties style:vertical-align="middle" fo:padding="0.0194in" fo:border="none"/>
    </style:style>
    <style:style style:name="P1" style:family="paragraph" style:parent-style-name="Text_20_body" style:list-style-name="L7">
      <style:paragraph-properties fo:margin-left="0in" fo:margin-right="0in" fo:margin-top="0in" fo:margin-bottom="0.2083in" fo:line-height="140%" fo:text-indent="0in" style:auto-text-indent="false" fo:padding-left="0.1043in" fo:padding-right="0.1043in" fo:padding-top="0.4689in" fo:padding-bottom="0.1563in" fo:border="0.0008in solid #dddddd"/>
      <style:text-properties fo:font-size="15.75pt" fo:background-color="#ffffff"/>
    </style:style>
    <style:style style:name="P2" style:family="paragraph" style:parent-style-name="Text_20_body" style:list-style-name="L8">
      <style:paragraph-properties fo:margin-left="0in" fo:margin-right="0in" fo:margin-top="0in" fo:margin-bottom="0.2083in" fo:line-height="140%" fo:text-indent="0in" style:auto-text-indent="false" fo:padding-left="0.1043in" fo:padding-right="0.1043in" fo:padding-top="0.4689in" fo:padding-bottom="0.1563in" fo:border="0.0008in solid #dddddd"/>
      <style:text-properties fo:font-size="15.75pt" fo:background-color="#ffffff"/>
    </style:style>
    <style:style style:name="P3" style:family="paragraph" style:parent-style-name="Text_20_body" style:list-style-name="L7">
      <style:paragraph-properties fo:margin-top="0in" fo:margin-bottom="0.2083in" fo:line-height="140%" fo:padding-left="0.1043in" fo:padding-right="0.1043in" fo:padding-top="0.4689in" fo:padding-bottom="0.1563in" fo:border="0.0008in solid #dddddd"/>
      <style:text-properties fo:font-size="15.75pt" fo:background-color="#ffffff"/>
    </style:style>
    <style:style style:name="P4" style:family="paragraph" style:parent-style-name="Text_20_body" style:list-style-name="L8">
      <style:paragraph-properties fo:margin-top="0in" fo:margin-bottom="0.2083in" fo:line-height="140%" fo:padding-left="0.1043in" fo:padding-right="0.1043in" fo:padding-top="0.4689in" fo:padding-bottom="0.1563in" fo:border="0.0008in solid #dddddd"/>
      <style:text-properties fo:font-size="15.75pt" fo:background-color="#ffffff"/>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9"/>
    <style:style style:name="P12" style:family="paragraph" style:parent-style-name="Standard" style:list-style-name="L10"/>
    <style:style style:name="P13" style:family="paragraph" style:parent-style-name="Standard" style:list-style-name="L11"/>
    <style:style style:name="P14" style:family="paragraph" style:parent-style-name="Standard" style:list-style-name="L12"/>
    <style:style style:name="P15" style:family="paragraph" style:parent-style-name="Standard" style:list-style-name="L13"/>
    <style:style style:name="P16" style:family="paragraph" style:parent-style-name="Standard" style:list-style-name="L14"/>
    <style:style style:name="P17" style:family="paragraph" style:parent-style-name="Standard" style:list-style-name="L15"/>
    <style:style style:name="P18" style:family="paragraph" style:parent-style-name="Standard" style:list-style-name="L16"/>
    <style:style style:name="P19" style:family="paragraph" style:parent-style-name="Standard" style:list-style-name="L17"/>
    <style:style style:name="P20" style:family="paragraph" style:parent-style-name="Standard" style:list-style-name="L18"/>
    <style:style style:name="P21" style:family="paragraph" style:parent-style-name="Standard" style:list-style-name="L19"/>
    <style:style style:name="P22" style:family="paragraph" style:parent-style-name="Standard" style:list-style-name="L20"/>
    <style:style style:name="P23" style:family="paragraph" style:parent-style-name="Standard" style:list-style-name="L21"/>
    <style:style style:name="P24" style:family="paragraph" style:parent-style-name="Standard" style:list-style-name="L22"/>
    <style:style style:name="P25" style:family="paragraph" style:parent-style-name="Standard" style:list-style-name="L23"/>
    <style:style style:name="P26" style:family="paragraph" style:parent-style-name="Standard" style:list-style-name="L24"/>
    <style:style style:name="P27" style:family="paragraph" style:parent-style-name="Standard" style:list-style-name="L25"/>
    <style:style style:name="P28" style:family="paragraph" style:parent-style-name="Standard" style:list-style-name="L26"/>
    <style:style style:name="P29" style:family="paragraph" style:parent-style-name="Heading_20_3">
      <style:paragraph-properties fo:margin-left="0in" fo:margin-right="0in" fo:margin-top="0.1043in" fo:margin-bottom="0.1043in" fo:line-height="110%" fo:text-indent="0in" style:auto-text-indent="false"/>
      <style:text-properties fo:font-size="18pt" fo:font-weight="bold"/>
    </style:style>
    <style:style style:name="P30" style:family="paragraph" style:parent-style-name="Preformatted_20_Text">
      <style:paragraph-properties fo:margin-left="0in" fo:margin-right="0in" fo:margin-top="0in" fo:margin-bottom="0.2083in" fo:line-height="140%" fo:text-indent="0in" style:auto-text-indent="false" fo:background-color="#f5f5f5" fo:padding="0in" fo:border="none">
        <style:background-image/>
      </style:paragraph-properties>
    </style:style>
    <style:style style:name="P31" style:family="paragraph" style:parent-style-name="Preformatted_20_Text">
      <style:paragraph-properties fo:margin-top="0in" fo:margin-bottom="0.2083in" fo:line-height="140%" fo:background-color="#f5f5f5" fo:padding="0in" fo:border="none">
        <style:background-image/>
      </style:paragraph-properties>
    </style:style>
    <style:style style:name="P32" style:family="paragraph" style:parent-style-name="List_20_Heading">
      <style:paragraph-properties fo:margin-left="0in" fo:margin-right="0in" fo:margin-top="0in" fo:margin-bottom="0.2083in" fo:line-height="140%" fo:text-indent="0in" style:auto-text-indent="false" fo:padding-left="0.1043in" fo:padding-right="0.1043in" fo:padding-top="0.4689in" fo:padding-bottom="0.1563in" fo:border="0.0008in solid #dddddd"/>
      <style:text-properties fo:font-size="15.75pt" fo:background-color="#ffffff"/>
    </style:style>
    <style:style style:name="P33" style:family="paragraph" style:parent-style-name="List_20_Heading">
      <style:paragraph-properties fo:margin-top="0in" fo:margin-bottom="0.2083in" fo:line-height="140%" fo:padding-left="0.1043in" fo:padding-right="0.1043in" fo:padding-top="0.4689in" fo:padding-bottom="0.1563in" fo:border="0.0008in solid #dddddd"/>
      <style:text-properties fo:font-size="15.75pt" fo:background-color="#ffffff"/>
    </style:style>
    <style:style style:name="P34" style:family="paragraph" style:parent-style-name="List_20_Contents">
      <style:paragraph-properties fo:margin-top="0in" fo:margin-bottom="0.2083in" fo:line-height="140%" fo:padding-left="0.1043in" fo:padding-right="0.1043in" fo:padding-top="0.4689in" fo:padding-bottom="0.1563in" fo:border="0.0008in solid #dddddd"/>
      <style:text-properties fo:font-size="15.75pt" fo:background-color="#ffffff"/>
    </style:style>
    <style:style style:name="T1" style:family="text">
      <style:text-properties fo:font-size="15.75pt"/>
    </style:style>
    <style:style style:name="T2" style:family="text">
      <style:text-properties fo:font-size="15.75pt" fo:font-weight="bold"/>
    </style:style>
    <style:style style:name="T3" style:family="text">
      <style:text-properties fo:font-size="15.75pt" fo:font-style="italic"/>
    </style:style>
    <style:style style:name="T4" style:family="text">
      <style:text-properties fo:font-size="15.75pt" fo:background-color="#ffffff"/>
    </style:style>
    <style:style style:name="T5" style:family="text">
      <style:text-properties fo:color="#404040"/>
    </style:style>
    <style:style style:name="T6" style:family="text">
      <style:text-properties fo:color="#404040" style:font-name="Menlo" fo:font-size="15.75pt"/>
    </style:style>
    <style:style style:name="T7" style:family="text">
      <style:text-properties style:font-name="Menlo"/>
    </style:style>
    <style:style style:name="T8" style:family="text">
      <style:text-properties style:font-name="Menlo" fo:font-size="15.75pt"/>
    </style:style>
    <style:style style:name="T9" style:family="text">
      <style:text-properties fo:color="#31708f" fo:font-size="15.75pt" fo:background-color="#d9edf7"/>
    </style:style>
    <style:style style:name="T10" style:family="text">
      <style:text-properties fo:color="#31708f" fo:font-size="15.75pt" fo:font-style="italic"/>
    </style:style>
    <style:style style:name="T11" style:family="text">
      <style:text-properties fo:color="#31708f" fo:font-size="15.75pt" fo:background-color="#ffffff"/>
    </style:style>
    <style:style style:name="T12" style:family="text">
      <style:text-properties fo:color="#31708f" style:font-name="Menlo"/>
    </style:style>
    <style:style style:name="T13" style:family="text">
      <style:text-properties fo:color="#31708f" fo:font-size="12.75pt"/>
    </style:style>
    <style:style style:name="T14" style:family="text">
      <style:text-properties fo:color="#a94442"/>
    </style:style>
    <style:style style:name="T15" style:family="text">
      <style:text-properties fo:color="#a94442" fo:font-size="15.75pt"/>
    </style:style>
    <style:style style:name="T16" style:family="text">
      <style:text-properties fo:color="#a94442" fo:font-size="15.75pt" style:text-underline-style="solid" style:text-underline-width="auto" style:text-underline-color="font-color" fo:background-color="#d9edf7"/>
    </style:style>
    <style:style style:name="T17" style:family="text">
      <style:text-properties fo:color="#a94442" fo:font-size="15.75pt" fo:background-color="#f2dede"/>
    </style:style>
    <style:style style:name="T18" style:family="text">
      <style:text-properties fo:color="#a94442" fo:font-size="15.75pt" fo:font-weight="bold" fo:background-color="#f2dede"/>
    </style:style>
    <style:style style:name="T19" style:family="text">
      <style:text-properties fo:color="#a94442" fo:font-size="15.75pt" fo:background-color="#ffffff"/>
    </style:style>
    <style:style style:name="T20" style:family="text">
      <style:text-properties fo:color="#a94442" style:font-name="Menlo"/>
    </style:style>
    <style:style style:name="T21" style:family="text">
      <style:text-properties fo:color="#a94442" style:font-name="Menlo" fo:font-size="15.75pt"/>
    </style:style>
    <style:style style:name="T22" style:family="text">
      <style:text-properties fo:color="#a94442" style:font-name="Menlo" fo:font-size="15.75pt" fo:background-color="#f2dede"/>
    </style:style>
    <style:style style:name="T23" style:family="text">
      <style:text-properties fo:color="#a94442" style:font-name="Menlo" fo:font-size="15.75pt" fo:background-color="transparent"/>
    </style:style>
    <style:style style:name="T24" style:family="text">
      <style:text-properties fo:color="#a94442" fo:background-color="#f2dede"/>
    </style:style>
    <style:style style:name="T25" style:family="text">
      <style:text-properties fo:color="#a94442" fo:background-color="transparent"/>
    </style:style>
    <style:style style:name="T26" style:family="text">
      <style:text-properties fo:font-variant="normal" fo:text-transform="none" fo:color="#222222" style:font-name="system-ui" fo:font-size="15.75pt" fo:letter-spacing="normal" fo:font-style="normal" fo:font-weight="normal"/>
    </style:style>
    <style:style style:name="T27" style:family="text">
      <style:text-properties fo:font-variant="normal" fo:text-transform="none" fo:color="#0000cc" style:text-line-through-style="none" fo:letter-spacing="normal" style:text-underline-style="none" style:text-blinking="false"/>
    </style:style>
    <style:style style:name="T28" style:family="text">
      <style:text-properties fo:font-variant="normal" fo:text-transform="none" fo:color="#0000cc" style:font-name="system-ui" fo:font-size="15.75pt" fo:letter-spacing="normal" fo:font-style="normal" style:text-underline-style="solid" style:text-underline-width="auto" style:text-underline-color="font-color" fo:font-weight="normal"/>
    </style:style>
    <style:style style:name="T29" style:family="text">
      <style:text-properties fo:font-variant="normal" fo:text-transform="none" fo:color="#a94442" style:font-name="system-ui" fo:font-size="10.5pt" fo:letter-spacing="normal" fo:font-style="normal" fo:font-weight="normal"/>
    </style:style>
    <style:style style:name="T30" style:family="text">
      <style:text-properties fo:font-variant="normal" fo:text-transform="none" fo:color="#333333" style:font-name="Menlo" fo:font-size="15.75pt" fo:letter-spacing="normal" fo:font-style="normal" fo:font-weight="normal" fo:background-color="transparent"/>
    </style:style>
    <style:style style:name="T31" style:family="text">
      <style:text-properties fo:font-variant="normal" fo:text-transform="none" fo:color="#333333" style:font-name="Menlo" fo:font-size="9.75pt" fo:letter-spacing="normal" fo:font-style="normal" fo:font-weight="normal" fo:background-color="transparent"/>
    </style:style>
    <style:style style:name="T32" style:family="text">
      <style:text-properties fo:font-variant="normal" fo:text-transform="none" fo:color="#333333" fo:letter-spacing="normal" fo:background-color="transparent"/>
    </style:style>
    <style:style style:name="T33" style:family="text">
      <style:text-properties fo:font-variant="normal" fo:text-transform="none" fo:font-style="normal"/>
    </style:style>
    <style:style style:name="T34" style:family="text">
      <style:text-properties fo:color="#0000cc" style:text-underline-style="solid" style:text-underline-width="auto" style:text-underline-color="font-color"/>
    </style:style>
    <style:style style:name="T35" style:family="text">
      <style:text-properties fo:color="#0000cc" style:text-underline-style="solid" style:text-underline-width="auto" style:text-underline-color="font-color" fo:background-color="#ffffff"/>
    </style:style>
    <style:style style:name="T36" style:family="text">
      <style:text-properties fo:color="#0000cc" style:text-underline-style="solid" style:text-underline-width="auto" style:text-underline-color="font-color" fo:background-color="#f2dede"/>
    </style:style>
    <style:style style:name="T37" style:family="text">
      <style:text-properties fo:color="#0000cc" style:text-underline-style="solid" style:text-underline-width="auto" style:text-underline-color="font-color" fo:background-color="#eeeeee"/>
    </style:style>
    <style:style style:name="T38" style:family="text">
      <style:text-properties fo:color="#0000cc" fo:font-size="15.75pt" style:text-underline-style="solid" style:text-underline-width="auto" style:text-underline-color="font-color"/>
    </style:style>
    <style:style style:name="T39" style:family="text">
      <style:text-properties fo:color="#0000cc" fo:font-size="15.75pt" style:text-underline-style="solid" style:text-underline-width="auto" style:text-underline-color="font-color" fo:background-color="#f2dede"/>
    </style:style>
    <style:style style:name="T40" style:family="text">
      <style:text-properties fo:color="#0000cc" fo:font-size="15.75pt" style:text-underline-style="solid" style:text-underline-width="auto" style:text-underline-color="font-color" fo:background-color="#ffffff"/>
    </style:style>
    <style:style style:name="T41" style:family="text">
      <style:text-properties fo:font-style="italic"/>
    </style:style>
    <style:style style:name="T42" style:family="text">
      <style:text-properties fo:color="#333333" style:font-name="Menlo" fo:font-size="15.75pt" fo:background-color="transparent"/>
    </style:style>
    <style:style style:name="T43" style:family="text">
      <style:text-properties fo:color="#333333" fo:background-color="transparent"/>
    </style:style>
    <style:style style:name="T44" style:family="text">
      <style:text-properties fo:font-weight="bold"/>
    </style:style>
    <style:style style:name="T45" style:family="text">
      <style:text-properties fo:color="#3c763d" fo:font-size="15.75pt"/>
    </style:style>
    <style:style style:name="T46" style:family="text">
      <style:text-properties fo:color="#3c763d" fo:font-size="15.75pt" fo:background-color="#ffffff"/>
    </style:style>
    <style:style style:name="T47" style:family="text">
      <style:text-properties fo:color="#3c763d" fo:background-color="#dff0d8"/>
    </style:style>
    <style:style style:name="T48" style:family="text">
      <style:text-properties fo:font-size="11.25pt"/>
    </style:style>
    <style:style style:name="T49" style:family="text">
      <style:text-properties fo:font-size="22.5pt" fo:font-weight="bold"/>
    </style:style>
    <style:style style:name="T50" style:family="text">
      <style:text-properties fo:font-size="18pt" fo:font-weight="bold"/>
    </style:style>
    <style:style style:name="T51" style:family="text">
      <style:text-properties fo:background-color="#eeeee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draw:frame-display-border="false"/>
    </style:style>
    <style:style style:name="Sect1" style:family="section">
      <style:section-properties fo:background-color="transparent"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18">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19">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20">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text:style-name="Numbering_20_Symbols" style:num-suffix="." style:num-format="A" text:start-value="24">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23">
      <text:list-level-style-number text:level="1" text:style-name="Numbering_20_Symbols" style:num-suffix="." style:num-format="1" text:start-value="1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1" text:anchor-type="page" text:anchor-page-number="1" svg:x="0in" svg:y="0in" svg:width="8.5in" svg:height="0.0161in" draw:z-index="0">
        <draw:floating-frame xlink:href="https://googleads.g.doubleclick.net/pagead/ads?gdpr=0&amp;us_privacy=1---&amp;gpp_sid=-1&amp;client=ca-pub-4936639296773650&amp;output=html&amp;h=280&amp;slotname=7512016927&amp;adk=1741374776&amp;adf=2214034440&amp;pi=t.ma~as.7512016927&amp;w=966&amp;abgtt=6&amp;fwrn=4&amp;fwrnh=100&amp;lmt=1752749618&amp;rafmt=1&amp;format=966x280&amp;url=https%3A%2F%2Ftutorial.techaltum.com%2Fattribute.html&amp;fwr=0&amp;fwrattr=true&amp;rpe=1&amp;resp_fmts=3&amp;wgl=1&amp;uach=WyJXaW5kb3dzIiwiMTkuMC4wIiwieDg2IiwiIiwiMTM4LjAuNzIwNC4xODUiLG51bGwsMCxudWxsLCI2NCIsW1siTm90KUE7QnJhbmQiLCI4LjAuMC4wIl0sWyJDaHJvbWl1bSIsIjEzOC4wLjcyMDQuMTg1Il0sWyJHb29nbGUgQ2hyb21lIiwiMTM4LjAuNzIwNC4xODUiXV0sMF0.&amp;dt=1755114424101&amp;bpp=1&amp;bdt=85&amp;idt=72&amp;shv=r20250812&amp;mjsv=m202508070101&amp;ptt=9&amp;saldr=aa&amp;abxe=1&amp;cookie_enabled=1&amp;eo_id_str=ID%3Dc17eea526e6eb4ff%3AT%3D1755092106%3ART%3D1755114390%3AS%3DAA-Afjay9Te9DA5zLW7V7_w3Z42u&amp;prev_fmts=0x0%2C306x250%2C966x280%2C966x280&amp;nras=1&amp;correlator=6754978915102&amp;frm=20&amp;pv=1&amp;u_tz=-420&amp;u_his=7&amp;u_h=1080&amp;u_w=1920&amp;u_ah=1080&amp;u_aw=1920&amp;u_cd=24&amp;u_sd=1&amp;dmc=8&amp;adx=635&amp;ady=5625&amp;biw=1905&amp;bih=991&amp;scr_x=0&amp;scr_y=1691&amp;eid=31093899%2C31093926%2C31093928%2C31093933%2C31093974%2C31093983%2C95362656%2C95367636%2C95368519%2C95359266&amp;oid=2&amp;pvsid=2074356972105652&amp;tmod=917265851&amp;uas=3&amp;nvt=1&amp;ref=https%3A%2F%2Ftutorial.techaltum.com%2FHtmlBasics.html&amp;fc=1920&amp;brdim=0%2C0%2C0%2C0%2C1920%2C0%2C1920%2C1080%2C1920%2C991&amp;vis=1&amp;rsz=%7C%7CeEbr%7C&amp;abl=CS&amp;pfx=0&amp;fu=128&amp;bc=31&amp;bz=1&amp;td=1&amp;tdf=2&amp;psd=W251bGwsbnVsbCxudWxsLDNd&amp;nt=1&amp;ifi=5&amp;uci=a!5&amp;btvi=4&amp;fsb=1&amp;dtd=6813" xlink:type="simple" xlink:show="embed" xlink:actuate="onLoad" draw:frame-name="aswift_4"/>
      </draw:frame>
      <draw:frame draw:style-name="fr2" draw:name="Object2" text:anchor-type="page" text:anchor-page-number="1" svg:x="0in" svg:y="0in" svg:width="8.5in" svg:height="0.0161in" draw:z-index="1">
        <draw:floating-frame xlink:href="https://googleads.g.doubleclick.net/pagead/ads?gdpr=0&amp;us_privacy=1---&amp;gpp_sid=-1&amp;client=ca-pub-4936639296773650&amp;output=html&amp;h=280&amp;slotname=7512016927&amp;adk=1741374776&amp;adf=193710346&amp;pi=t.ma~as.7512016927&amp;w=966&amp;abgtt=6&amp;fwrn=4&amp;fwrnh=100&amp;lmt=1752749618&amp;rafmt=1&amp;format=966x280&amp;url=https%3A%2F%2Ftutorial.techaltum.com%2Fattribute.html&amp;fwr=0&amp;rpe=1&amp;resp_fmts=3&amp;wgl=1&amp;uach=WyJXaW5kb3dzIiwiMTkuMC4wIiwieDg2IiwiIiwiMTM4LjAuNzIwNC4xODUiLG51bGwsMCxudWxsLCI2NCIsW1siTm90KUE7QnJhbmQiLCI4LjAuMC4wIl0sWyJDaHJvbWl1bSIsIjEzOC4wLjcyMDQuMTg1Il0sWyJHb29nbGUgQ2hyb21lIiwiMTM4LjAuNzIwNC4xODUiXV0sMF0.&amp;dt=1755114424102&amp;bpp=1&amp;bdt=86&amp;idt=75&amp;shv=r20250812&amp;mjsv=m202508070101&amp;ptt=9&amp;saldr=aa&amp;abxe=1&amp;cookie_enabled=1&amp;eo_id_str=ID%3Dc17eea526e6eb4ff%3AT%3D1755092106%3ART%3D1755114390%3AS%3DAA-Afjay9Te9DA5zLW7V7_w3Z42u&amp;prev_fmts=0x0%2C306x250%2C966x280%2C966x280%2C966x280&amp;nras=1&amp;correlator=6754978915102&amp;frm=20&amp;pv=1&amp;u_tz=-420&amp;u_his=7&amp;u_h=1080&amp;u_w=1920&amp;u_ah=1080&amp;u_aw=1920&amp;u_cd=24&amp;u_sd=1&amp;dmc=8&amp;adx=635&amp;ady=7050&amp;biw=1905&amp;bih=991&amp;scr_x=0&amp;scr_y=3146&amp;eid=31093899%2C31093926%2C31093928%2C31093933%2C31093974%2C31093983%2C95362656%2C95367636%2C95368519%2C95359266&amp;oid=2&amp;pvsid=2074356972105652&amp;tmod=917265851&amp;uas=1&amp;nvt=1&amp;ref=https%3A%2F%2Ftutorial.techaltum.com%2FHtmlBasics.html&amp;fc=1920&amp;brdim=0%2C0%2C0%2C0%2C1920%2C0%2C1920%2C1080%2C1920%2C991&amp;vis=1&amp;rsz=%7C%7CeEbr%7C&amp;abl=CS&amp;pfx=0&amp;fu=128&amp;bc=31&amp;bz=1&amp;td=1&amp;tdf=2&amp;psd=W251bGwsbnVsbCxudWxsLDNd&amp;nt=1&amp;ifi=6&amp;uci=a!6&amp;btvi=5&amp;fsb=1&amp;dtd=8934" xlink:type="simple" xlink:show="embed" xlink:actuate="onLoad" draw:frame-name="aswift_5"/>
      </draw:frame>
      <draw:frame draw:style-name="fr2" draw:name="Object3" text:anchor-type="page" text:anchor-page-number="1" svg:x="0in" svg:y="0in" svg:width="8.5in" svg:height="0.0161in" draw:z-index="2">
        <draw:floating-frame xlink:href="https://googleads.g.doubleclick.net/pagead/ads?gdpr=0&amp;us_privacy=1---&amp;gpp_sid=-1&amp;client=ca-pub-4936639296773650&amp;output=html&amp;h=280&amp;slotname=7512016927&amp;adk=1741374776&amp;adf=3471169651&amp;pi=t.ma~as.7512016927&amp;w=966&amp;abgtt=6&amp;fwrn=4&amp;fwrnh=100&amp;lmt=1752749618&amp;rafmt=1&amp;format=966x280&amp;url=https%3A%2F%2Ftutorial.techaltum.com%2Fattribute.html&amp;fwr=0&amp;fwrattr=true&amp;rpe=1&amp;resp_fmts=3&amp;wgl=1&amp;uach=WyJXaW5kb3dzIiwiMTkuMC4wIiwieDg2IiwiIiwiMTM4LjAuNzIwNC4xODUiLG51bGwsMCxudWxsLCI2NCIsW1siTm90KUE7QnJhbmQiLCI4LjAuMC4wIl0sWyJDaHJvbWl1bSIsIjEzOC4wLjcyMDQuMTg1Il0sWyJHb29nbGUgQ2hyb21lIiwiMTM4LjAuNzIwNC4xODUiXV0sMF0.&amp;dt=1755114424103&amp;bpp=1&amp;bdt=87&amp;idt=75&amp;shv=r20250812&amp;mjsv=m202508070101&amp;ptt=9&amp;saldr=aa&amp;abxe=1&amp;cookie_enabled=1&amp;eo_id_str=ID%3Dc17eea526e6eb4ff%3AT%3D1755092106%3ART%3D1755114390%3AS%3DAA-Afjay9Te9DA5zLW7V7_w3Z42u&amp;prev_fmts=0x0%2C306x250%2C966x280%2C966x280%2C966x280%2C966x280&amp;nras=1&amp;correlator=6754978915102&amp;frm=20&amp;pv=1&amp;u_tz=-420&amp;u_his=7&amp;u_h=1080&amp;u_w=1920&amp;u_ah=1080&amp;u_aw=1920&amp;u_cd=24&amp;u_sd=1&amp;dmc=8&amp;adx=635&amp;ady=8783&amp;biw=1905&amp;bih=991&amp;scr_x=0&amp;scr_y=4888&amp;eid=31093899%2C31093926%2C31093928%2C31093933%2C31093974%2C31093983%2C95362656%2C95367636%2C95368519%2C95359266&amp;oid=2&amp;pvsid=2074356972105652&amp;tmod=917265851&amp;uas=1&amp;nvt=1&amp;ref=https%3A%2F%2Ftutorial.techaltum.com%2FHtmlBasics.html&amp;fc=1920&amp;brdim=0%2C0%2C0%2C0%2C1920%2C0%2C1920%2C1080%2C1920%2C991&amp;vis=1&amp;rsz=%7C%7CeEbr%7C&amp;abl=CS&amp;pfx=0&amp;fu=128&amp;bc=31&amp;bz=1&amp;td=1&amp;tdf=2&amp;psd=W251bGwsbnVsbCxudWxsLDNd&amp;nt=1&amp;ifi=7&amp;uci=a!7&amp;btvi=6&amp;fsb=1&amp;dtd=10577" xlink:type="simple" xlink:show="embed" xlink:actuate="onLoad" draw:frame-name="aswift_6"/>
      </draw:frame>
      <text:p text:style-name="Standard"><text:bookmark text:name="html-image"/>Image Tag</text:p>
      <text:p text:style-name="Standard">Imagine a website without images? For example World First Website. Images not only improve the look and feel of a website, but also convey information in the form of graphics. We usually forget text but visuals are stored deeply in our brains.</text:p>
      <text:p text:style-name="Standard">HTML Images are defined within &lt;img&gt; tag. Image tag is an void tag. src and alt attributes are compulsory to add path of image and alternative text.</text:p>
      <text:p text:style-name="Standard">HTML includes image tag since 4th version (HTML4) ie since 1997. Images not only enhance the look and feel of a website, but also add information in the form of pictures. We can uses images as a logo, banner, icons, symbols, product etc.</text:p>
      <text:p text:style-name="Standard">Image Tag Code</text:p>
      <text:p text:style-name="Standard"/>
      <text:p text:style-name="Standard"><text:s text:c="4"/>&lt;img src="" alt=""&gt;</text:p>
      <text:section text:style-name="Sect1" text:name="aswift_2_host">
        <text:p text:style-name="Standard"/>
      </text:section>
      <text:p text:style-name="Standard"/>
      <text:p text:style-name="Standard"><text:bookmark text:name="extensions"/>HTML Images Formats and Comparison</text:p>
      <text:p text:style-name="Standard">Html supports many popular images extensions, i.e jpg, png, gif, svg and webp. Here is a comparison between jpg, png, gif, svg and webp.</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Standard">Extension</text:p>
            </table:table-cell>
            <table:table-cell table:style-name="Table1.A1" office:value-type="string">
              <text:p text:style-name="Standard">Full Form</text:p>
            </table:table-cell>
            <table:table-cell table:style-name="Table1.A1" office:value-type="string">
              <text:p text:style-name="Standard">Type</text:p>
            </table:table-cell>
            <table:table-cell table:style-name="Table1.A1" office:value-type="string">
              <text:p text:style-name="Standard">Use</text:p>
            </table:table-cell>
          </table:table-row>
        </table:table-header-rows>
        <table:table-row>
          <table:table-cell table:style-name="Table1.A1" office:value-type="string">
            <text:p text:style-name="Standard">jpg</text:p>
          </table:table-cell>
          <table:table-cell table:style-name="Table1.A1" office:value-type="string">
            <text:p text:style-name="Standard">Joint Photographic Expert Group</text:p>
          </table:table-cell>
          <table:table-cell table:style-name="Table1.A1" office:value-type="string">
            <text:p text:style-name="Standard">Raster</text:p>
          </table:table-cell>
          <table:table-cell table:style-name="Table1.A1" office:value-type="string">
            <text:p text:style-name="Standard">banner, background, product images without transparency</text:p>
          </table:table-cell>
        </table:table-row>
        <table:table-row>
          <table:table-cell table:style-name="Table1.A1" office:value-type="string">
            <text:p text:style-name="Standard">png</text:p>
          </table:table-cell>
          <table:table-cell table:style-name="Table1.A1" office:value-type="string">
            <text:p text:style-name="Standard">Portable Network Graphics</text:p>
          </table:table-cell>
          <table:table-cell table:style-name="Table1.A1" office:value-type="string">
            <text:p text:style-name="Standard">Raster</text:p>
          </table:table-cell>
          <table:table-cell table:style-name="Table1.A1" office:value-type="string">
            <text:p text:style-name="Standard">pictures with transparency</text:p>
          </table:table-cell>
        </table:table-row>
        <table:table-row>
          <table:table-cell table:style-name="Table1.A1" office:value-type="string">
            <text:p text:style-name="Standard">gif</text:p>
          </table:table-cell>
          <table:table-cell table:style-name="Table1.A1" office:value-type="string">
            <text:p text:style-name="Standard">Graphic Interchange format</text:p>
          </table:table-cell>
          <table:table-cell table:style-name="Table1.A1" office:value-type="string">
            <text:p text:style-name="Standard">Raster</text:p>
          </table:table-cell>
          <table:table-cell table:style-name="Table1.A1" office:value-type="string">
            <text:p text:style-name="Standard">animated picture with motions</text:p>
          </table:table-cell>
        </table:table-row>
        <table:table-row>
          <table:table-cell table:style-name="Table1.A1" office:value-type="string">
            <text:p text:style-name="Standard">svg</text:p>
          </table:table-cell>
          <table:table-cell table:style-name="Table1.A1" office:value-type="string">
            <text:p text:style-name="Standard">scalar vector graphics</text:p>
          </table:table-cell>
          <table:table-cell table:style-name="Table1.A1" office:value-type="string">
            <text:p text:style-name="Standard">Vector</text:p>
          </table:table-cell>
          <table:table-cell table:style-name="Table1.A1" office:value-type="string">
            <text:p text:style-name="Standard">logos, icons, animations.</text:p>
          </table:table-cell>
        </table:table-row>
        <table:table-row>
          <table:table-cell table:style-name="Table1.A1" office:value-type="string">
            <text:p text:style-name="Standard">webp</text:p>
          </table:table-cell>
          <table:table-cell table:style-name="Table1.A1" office:value-type="string">
            <text:p text:style-name="Standard">Web Picture</text:p>
          </table:table-cell>
          <table:table-cell table:style-name="Table1.A1" office:value-type="string">
            <text:p text:style-name="Standard">Raster</text:p>
          </table:table-cell>
          <table:table-cell table:style-name="Table1.A1" office:value-type="string">
            <text:p text:style-name="Standard">jpg and png replacement with 25-34% compression</text:p>
          </table:table-cell>
        </table:table-row>
      </table:table>
      <text:section text:style-name="Sect1" text:name="aswift_3_host">
        <text:p text:style-name="Standard"/>
      </text:section>
      <text:p text:style-name="Standard"/>
      <text:p text:style-name="Standard"><text:bookmark text:name="insert"/>How to insert image in a webpage</text:p>
      <text:p text:style-name="Standard">You can insert an image in HTML using the  tag.. src and alt attributes are compulsory in an img tag. width and height are optional in img. By increasing width or height, image size increase with same aspect-ratio. Aspect Ratio is ratio of width Vs height. For an image of size 400*300, aspect ratio is 4:3.</text:p>
      <text:p text:style-name="Standard">HTML image tag example</text:p>
      <text:p text:style-name="Standard"><draw:frame draw:style-name="fr1" draw:name="graphics1" text:anchor-type="as-char" svg:width="2.0835in" svg:height="1.2291in" draw:z-index="3"><draw:image xlink:href="https://tutorial.techaltum.com/images/logo.png" xlink:type="simple" xlink:show="embed" xlink:actuate="onLoad"/><svg:title>Tech Altum</svg:title></draw:frame></text:p>
      <text:p text:style-name="Standard"><text:s text:c="2"/></text:p>
      <text:p text:style-name="Standard">&lt;img src="logo.png" alt="alternate text of image" &gt;</text:p>
      <text:p text:style-name="Standard"><text:s text:c="16"/></text:p>
      <text:section text:style-name="Sect1" text:name="aswift_4_host">
        <text:p text:style-name="Standard"/>
      </text:section>
      <text:p text:style-name="Standard"/>
      <text:p text:style-name="Standard"><text:bookmark text:name="attributes"/>Image Attributes</text:p>
      <table:table table:name="Table2" table:style-name="Table2">
        <table:table-column table:style-name="Table2.A"/>
        <table:table-column table:style-name="Table2.B"/>
        <table:table-row>
          <table:table-cell table:style-name="Table2.A1" office:value-type="string">
            <text:p text:style-name="Standard">Attribute</text:p>
          </table:table-cell>
          <table:table-cell table:style-name="Table2.A1" office:value-type="string">
            <text:p text:style-name="Standard">Use</text:p>
          </table:table-cell>
        </table:table-row>
        <table:table-row>
          <table:table-cell table:style-name="Table2.A2" office:value-type="string">
            <text:p text:style-name="Standard">src</text:p>
          </table:table-cell>
          <table:table-cell table:style-name="Table2.A2" office:value-type="string">
            <text:p text:style-name="Standard">source or path of image</text:p>
          </table:table-cell>
        </table:table-row>
        <table:table-row>
          <table:table-cell table:style-name="Table2.A1" office:value-type="string">
            <text:p text:style-name="Standard">alt</text:p>
          </table:table-cell>
          <table:table-cell table:style-name="Table2.A1" office:value-type="string">
            <text:p text:style-name="Standard">alternate text for image ( compulsory )</text:p>
          </table:table-cell>
        </table:table-row>
        <text:soft-page-break/>
        <table:table-row>
          <table:table-cell table:style-name="Table2.A2" office:value-type="string">
            <text:p text:style-name="Standard">srcset</text:p>
          </table:table-cell>
          <table:table-cell table:style-name="Table2.A2" office:value-type="string">
            <text:p text:style-name="Standard">high resolution image for high pixel density devices</text:p>
          </table:table-cell>
        </table:table-row>
        <table:table-row>
          <table:table-cell table:style-name="Table2.A1" office:value-type="string">
            <text:p text:style-name="Standard">width</text:p>
          </table:table-cell>
          <table:table-cell table:style-name="Table2.A1" office:value-type="string">
            <text:p text:style-name="Standard">control width of an image</text:p>
          </table:table-cell>
        </table:table-row>
        <table:table-row>
          <table:table-cell table:style-name="Table2.A2" office:value-type="string">
            <text:p text:style-name="Standard">height</text:p>
          </table:table-cell>
          <table:table-cell table:style-name="Table2.A2" office:value-type="string">
            <text:p text:style-name="Standard">control height of an image</text:p>
          </table:table-cell>
        </table:table-row>
        <table:table-row>
          <table:table-cell table:style-name="Table2.A1" office:value-type="string">
            <text:p text:style-name="Standard">loading="lazy"</text:p>
          </table:table-cell>
          <table:table-cell table:style-name="Table2.A1" office:value-type="string">
            <text:p text:style-name="Standard">The loading="lazy" attribute tells the browser to load images below the viewport with low priority, improving page performance. This is supported in all major browsers since 2022.</text:p>
          </table:table-cell>
        </table:table-row>
      </table:table>
      <text:p text:style-name="Standard"/>
      <text:p text:style-name="Standard"><text:bookmark text:name="src"/>src attribute</text:p>
      <text:p text:style-name="Standard">src attribute is the source or path of image. We can use both relative or absolute path in images. Make sure the path is valid. For invalid path, browser console will show an error.</text:p>
      <text:p text:style-name="Standard"/>
      <text:p text:style-name="Standard"><text:s text:c="2"/>&lt;img src="img/logo.png" alt=""&gt;</text:p>
      <text:p text:style-name="Standard"/>
      <text:p text:style-name="Standard"><text:s text:c="4"/>&lt;img src="https://www.techaltum.com/img/logo.png" alt=""&gt;</text:p>
      <text:p text:style-name="Standard"><text:s text:c="2"/></text:p>
      <text:p text:style-name="Standard">src attribute is compulsory.</text:p>
      <text:p text:style-name="Standard"/>
      <text:p text:style-name="Standard"><text:bookmark text:name="srcset"/>srcset</text:p>
      <text:p text:style-name="Standard">srcset attribute in image is an optional tag recommended for high resolution and pixel density devices.</text:p>
      <text:p text:style-name="Standard">For Example, all Macbooks (2020 onwards ) comes with Retina Display. They have a resolution of 2560 * 1600 (QHD) but the viewport size is 1440 * 900 because the Device Pixel ratio or pixel density is 2. So technically we should use a double size image for these devices. The solution is srcset attribute.</text:p>
      <text:p text:style-name="Standard">srcset example</text:p>
      <text:p text:style-name="Standard"><draw:frame draw:style-name="fr1" draw:name="graphics2" text:anchor-type="as-char" svg:width="4.1665in" svg:height="3.1252in" draw:z-index="4"><draw:image xlink:href="https://tutorial.techaltum.com/images/non-retina.svg" xlink:type="simple" xlink:show="embed" xlink:actuate="onLoad"/><svg:title>srcset attribute</svg:title></draw:frame></text:p>
      <text:p text:style-name="Standard"/>
      <text:p text:style-name="Standard">&lt;img src="img/logo.png" alt="" srcset="img/logo-retina.png 2x" width="200" height="150"&gt;</text:p>
      <text:p text:style-name="Standard">srcset with multiple values</text:p>
      <text:p text:style-name="Standard"/>
      <text:p text:style-name="Standard">&lt;img src="img/logo.png" alt="" srcset="img/logo-retina.png 2x, img/logo-retina-lg.png 3x" width="200" height="150"&gt;</text:p>
      <text:p text:style-name="Standard"/>
      <text:p text:style-name="Standard"><text:bookmark text:name="alt"/>Alt Attribute</text:p>
      <text:p text:style-name="Standard">alt attribute is the compulsory attribute for image tag. It helps google and other search engines to search <text:soft-page-break/>images in search results. If in any case image fail to upload, alt text hold the space and tell user about image.</text:p>
      <text:p text:style-name="Standard">What happen if src is invalid in image?</text:p>
      <text:p text:style-name="Standard"><draw:frame draw:style-name="fr1" draw:name="graphics3" text:anchor-type="as-char" svg:width="0.7862in" svg:height="0.3929in" draw:z-index="5"><draw:image xlink:href="https://tutorial.techaltum.com/images/alt.png" xlink:type="simple" xlink:show="embed" xlink:actuate="onLoad"/><svg:title>alt attribute</svg:title></draw:frame></text:p>
      <text:p text:style-name="Standard"/>
      <text:p text:style-name="Standard"><text:s text:c="4"/>&lt;img src="img/logo" alt="Tech Altum Logo"&gt;</text:p>
      <text:p text:style-name="Standard">alt attribute is compulsory, but value of alt can be blank.</text:p>
      <text:section text:style-name="Sect1" text:name="aswift_5_host">
        <text:p text:style-name="Standard"/>
      </text:section>
      <text:p text:style-name="Standard"/>
      <text:p text:style-name="Standard"><text:bookmark text:name="width"/>Width and height attributes</text:p>
      <text:p text:style-name="Standard">width and height attributes are used to set preferred size, i.e width and height of image. By default, an image will open with its actual size. We can also reduce or increase the size of actual image.</text:p>
      <text:p text:style-name="Standard">width and height also hold space of image when html text is loading from server and parsing. This works as a placeholder before image is loaded.</text:p>
      <text:p text:style-name="Standard"><draw:frame draw:style-name="fr1" draw:name="graphics4" text:anchor-type="as-char" svg:width="1.6665in" svg:height="0.3929in" draw:z-index="6"><draw:image xlink:href="https://tutorial.techaltum.com/images/logo.png" xlink:type="simple" xlink:show="embed" xlink:actuate="onLoad"/></draw:frame></text:p>
      <text:p text:style-name="Standard"/>
      <text:p text:style-name="Standard"><text:s text:c="2"/>&lt;img src="img/logo.png" alt="" width="150" height="100"&gt;</text:p>
      <text:p text:style-name="Standard"><draw:frame draw:style-name="fr1" draw:name="graphics5" text:anchor-type="as-char" svg:width="3.1252in" svg:height="0.3929in" draw:z-index="7"><draw:image xlink:href="https://tutorial.techaltum.com/images/logo.png" xlink:type="simple" xlink:show="embed" xlink:actuate="onLoad"/></draw:frame></text:p>
      <text:p text:style-name="Standard"/>
      <text:p text:style-name="Standard"><text:s text:c="4"/>&lt;img src="img/logo.png" alt="" width="300" height="200"&gt;</text:p>
      <text:p text:style-name="Standard"><text:s text:c="2"/></text:p>
      <text:p text:style-name="Standard">Always maintain aspect-ratio of image while using width and height attributes.</text:p>
      <text:p text:style-name="Standard"/>
      <text:p text:style-name="Standard">Loading attribute</text:p>
      <text:p text:style-name="Standard">The loading attribute was introduced in HTML5 2022. Eager is the default value. Lazy loading instructs the browser to load images below the viewport with reduced priority, thereby enhancing page performance. This is supported in Chrome 76+, Edge, Opera, and Firefox.</text:p>
      <text:p text:style-name="Standard">Loading attribute values</text:p>
      <text:list xml:id="list5374898106238291757" text:style-name="L26">
        <text:list-item>
          <text:p text:style-name="P28">eager</text:p>
        </text:list-item>
        <text:list-item>
          <text:p text:style-name="P28">lazy</text:p>
        </text:list-item>
      </text:list>
      <text:p text:style-name="Standard"/>
      <text:p text:style-name="Standard">&lt;img src="img/logo.png" alt="tech altum logo" width="300" height="200" loading="lazy"&gt;</text:p>
      <text:p text:style-name="Standard"><text:s text:c="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Monaco, Consolas, 'Courier New', monospace"/>
    <style:font-face style:name="OpenSymbol" svg:font-family="OpenSymbol"/>
    <style:font-face style:name="system-ui" svg:font-family="system-ui, 'Helvetica Neue',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L" style:family="text"/>
    <style:style style:name="User_20_Entry" style:display-name="User Entry" style:family="text">
      <style:text-properties style:font-name="Courier New" style:font-name-asian="NSimSun" style:font-name-complex="Courier New"/>
    </style:style>
    <style:style style:name="Q" style:family="text"/>
    <style:style style:name="Citation" style:family="text">
      <style:text-properties fo:font-style="italic" style:font-style-asian="italic" style:font-style-complex="italic"/>
    </style:style>
    <style:style style:name="Example" style:family="text">
      <style:text-properties style:font-name="Courier New" style:font-name-asian="NSimSun" style:font-name-complex="Courier New"/>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8-13T12:47:38.94</meta:creation-date>
    <dc:date>2025-08-13T12:56:36.55</dc:date>
    <dc:creator>Joseph Malone</dc:creator>
    <meta:editing-duration>PT1M11S</meta:editing-duration>
    <meta:editing-cycles>1</meta:editing-cycles>
    <meta:generator>OpenOffice/4.1.15$Win32 OpenOffice.org_project/4115m2$Build-9813</meta:generator>
    <meta:document-statistic meta:table-count="2" meta:image-count="5" meta:object-count="3" meta:page-count="3" meta:paragraph-count="90" meta:word-count="695" meta:character-count="4386"/>
  </office:meta>
</office:document-meta>
</file>